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shadow="none"/>
    </style:style>
    <style:style style:name="Table1.A" style:family="table-column">
      <style:table-column-properties style:column-width="0.25in" style:rel-column-width="1638*"/>
    </style:style>
    <style:style style:name="Table1.B" style:family="table-column">
      <style:table-column-properties style:column-width="2.25in" style:rel-column-width="14745*"/>
    </style:style>
    <style:style style:name="Table1.C" style:family="table-column">
      <style:table-column-properties style:column-width="1in" style:rel-column-width="6553*"/>
    </style:style>
    <style:style style:name="Table1.D" style:family="table-column">
      <style:table-column-properties style:column-width="0.5in" style:rel-column-width="3276*"/>
    </style:style>
    <style:style style:name="Table1.P" style:family="table-column">
      <style:table-column-properties style:column-width="0.5014in" style:rel-column-width="3287*"/>
    </style:style>
    <style:style style:name="Table1.A1" style:family="table-cell" style:data-style-name="N100">
      <style:table-cell-properties fo:padding="0.0382in" fo:border-left="none" fo:border-right="none" fo:border-top="none" fo:border-bottom="0.0007in solid #cccccc"/>
    </style:style>
    <style:style style:name="Table1.C1" style:family="table-cell" style:data-style-name="N100">
      <style:table-cell-properties fo:padding="0.0382in" fo:border-left="none" fo:border-right="0.0007in solid #cccccc" fo:border-top="none" fo:border-bottom="0.0007in solid #cccccc"/>
    </style:style>
    <style:style style:name="Table1.D1" style:family="table-cell" style:data-style-name="N100">
      <style:table-cell-properties fo:padding="0.0382in" fo:border-left="0.0007in solid #cccccc" fo:border-right="none" fo:border-top="0.0007in solid #cccccc" fo:border-bottom="0.0007in solid #cccccc"/>
    </style:style>
    <style:style style:name="Table1.P1" style:family="table-cell" style:data-style-name="N100">
      <style:table-cell-properties fo:padding="0.0382in" fo:border="0.0007in solid #cccccc"/>
    </style:style>
    <style:style style:name="Table1.A2" style:family="table-cell" style:data-style-name="N100">
      <style:table-cell-properties style:vertical-align="middle"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B2" style:family="table-cell" style:data-style-name="N100">
      <style:table-cell-properties style:vertical-align="middle" fo:padding="0.0382in" fo:border-left="0.0007in solid #cccccc" fo:border-right="none" fo:border-top="none" fo:border-bottom="0.0007in solid #cccccc"/>
    </style:style>
    <style:style style:name="Table1.D2" style:family="table-cell" style:data-style-name="N100">
      <style:table-cell-properties style:vertical-align="middle" fo:background-color="#e6e6e6" fo:padding="0.0382in" fo:border-left="0.0007in solid #cccccc" fo:border-right="none" fo:border-top="none" fo:border-bottom="0.0007in solid #cccccc">
        <style:background-image/>
      </style:table-cell-properties>
    </style:style>
    <style:style style:name="Table1.P2" style:family="table-cell" style:data-style-name="N100">
      <style:table-cell-properties style:vertical-align="middle" fo:padding="0.0382in" fo:border-left="0.0007in solid #cccccc" fo:border-right="0.0007in solid #cccccc" fo:border-top="none" fo:border-bottom="0.0007in solid #cccccc"/>
    </style:style>
    <style:style style:name="Table1.A3" style:family="table-cell" style:data-style-name="N100">
      <style:table-cell-properties style:vertical-align="middle" fo:background-color="#dc2300" fo:padding="0.0382in" fo:border-left="0.0007in solid #cccccc" fo:border-right="none" fo:border-top="none" fo:border-bottom="0.0007in solid #cccccc">
        <style:background-image/>
      </style:table-cell-properties>
    </style:style>
    <style:style style:name="Table1.I3" style:family="table-cell" style:data-style-name="N100">
      <style:table-cell-properties style:vertical-align="middle" fo:background-color="#eaa6a6" fo:padding="0.0382in" fo:border-left="0.0007in solid #cccccc" fo:border-right="none" fo:border-top="none" fo:border-bottom="0.0007in solid #cccccc">
        <style:background-image/>
      </style:table-cell-properties>
    </style:style>
    <style:style style:name="Table1.P7" style:family="table-cell" style:data-style-name="N100">
      <style:table-cell-properties style:vertical-align="middle"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1.A8" style:family="table-cell" style:data-style-name="N100">
      <style:table-cell-properties style:vertical-align="middle" fo:background-color="#008000" fo:padding="0.0382in" fo:border-left="0.0007in solid #cccccc" fo:border-right="none" fo:border-top="none" fo:border-bottom="0.0007in solid #cccccc">
        <style:background-image/>
      </style:table-cell-properties>
    </style:style>
    <style:style style:name="Table1.P12" style:family="table-cell" style:data-style-name="N100">
      <style:table-cell-properties style:vertical-align="middle" fo:background-color="#e6e6e6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P1" style:family="paragraph" style:parent-style-name="Table_20_Contents">
      <style:text-properties style:font-name="Droid Sans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Droid Sans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ingbats" fo:font-size="12pt" style:font-name-asian="Dingbats" style:font-size-asian="12pt" style:font-name-complex="Dingbats" style:font-size-complex="12p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Droid Sans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ingbats" fo:font-size="12pt" style:font-name-asian="Dingbats" style:font-size-asian="12pt" style:font-name-complex="Dingbats" style:font-size-complex="12p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2"/>
        <table:table-column table:style-name="Table1.P"/>
        <table:table-row>
          <table:table-cell table:style-name="Table1.A1">
            <text:p text:style-name="P3"/>
          </table:table-cell>
          <table:table-cell table:style-name="Table1.A1">
            <text:p text:style-name="P1"/>
          </table:table-cell>
          <table:table-cell table:style-name="Table1.C1">
            <text:p text:style-name="P1"/>
          </table:table-cell>
          <table:table-cell table:style-name="Table1.D1" office:value-type="float" office:value="40403">
            <text:p text:style-name="P2">8/13</text:p>
          </table:table-cell>
          <table:table-cell table:style-name="Table1.D1" office:value-type="float" office:value="40410">
            <text:p text:style-name="P2">8/20</text:p>
          </table:table-cell>
          <table:table-cell table:style-name="Table1.D1" office:value-type="float" office:value="40417">
            <text:p text:style-name="P2">8/27</text:p>
          </table:table-cell>
          <table:table-cell table:style-name="Table1.D1" office:value-type="float" office:value="40424">
            <text:p text:style-name="P2">9/3</text:p>
          </table:table-cell>
          <table:table-cell table:style-name="Table1.D1" office:value-type="float" office:value="40431">
            <text:p text:style-name="P2">9/10</text:p>
          </table:table-cell>
          <table:table-cell table:style-name="Table1.D1" office:value-type="float" office:value="40438">
            <text:p text:style-name="P2">9/17</text:p>
          </table:table-cell>
          <table:table-cell table:style-name="Table1.D1" office:value-type="float" office:value="40445">
            <text:p text:style-name="P2">9/24</text:p>
          </table:table-cell>
          <table:table-cell table:style-name="Table1.D1" office:value-type="float" office:value="40452">
            <text:p text:style-name="P2">10/1</text:p>
          </table:table-cell>
          <table:table-cell table:style-name="Table1.D1" office:value-type="float" office:value="40459">
            <text:p text:style-name="P2">10/8</text:p>
          </table:table-cell>
          <table:table-cell table:style-name="Table1.D1" office:value-type="float" office:value="40466">
            <text:p text:style-name="P2">10/15</text:p>
          </table:table-cell>
          <table:table-cell table:style-name="Table1.D1" office:value-type="float" office:value="0">
            <text:p text:style-name="P2">10/22</text:p>
          </table:table-cell>
          <table:table-cell table:style-name="Table1.D1" office:value-type="float" office:value="0">
            <text:p text:style-name="P2">10/29</text:p>
          </table:table-cell>
          <table:table-cell table:style-name="Table1.P1" office:value-type="float" office:value="0">
            <text:p text:style-name="P2">11/5</text:p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B2" office:value-type="float" office:value="0">
            <text:p text:style-name="P1">Literature review—draft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B2" office:value-type="float" office:value="0">
            <text:p text:style-name="P1">Literature review—final</text:p>
          </table:table-cell>
          <table:table-cell table:style-name="Table1.B2" office:value-type="float" office:value="0">
            <text:p text:style-name="P1">September 15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I3">
            <text:p text:style-name="P5"/>
          </table:table-cell>
          <table:table-cell table:style-name="Table1.I3">
            <text:p text:style-name="P5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A2" office:value-type="float" office:value="0">
            <text:p text:style-name="P1">Research plan—draft</text:p>
          </table:table-cell>
          <table:table-cell table:style-name="Table1.B2" office:value-type="float" office:value="0">
            <text:p text:style-name="P1">August 13</text:p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A2" office:value-type="float" office:value="0">
            <text:p text:style-name="P1">Research plan—complete</text:p>
          </table:table-cell>
          <table:table-cell table:style-name="Table1.B2" office:value-type="float" office:value="0">
            <text:p text:style-name="P1">August 20</text:p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B2" office:value-type="float" office:value="0">
            <text:p text:style-name="P1">Participant recruiting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A2" office:value-type="float" office:value="0">
            <text:p text:style-name="P1">Contextual interviews</text:p>
          </table:table-cell>
          <table:table-cell table:style-name="Table1.A2" office:value-type="float" office:value="0">
            <text:p text:style-name="P1">September 10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8">
            <text:p text:style-name="P3"/>
          </table:table-cell>
          <table:table-cell table:style-name="Table1.A2" office:value-type="float" office:value="0">
            <text:p text:style-name="P1">Interaction design</text:p>
          </table:table-cell>
          <table:table-cell table:style-name="Table1.A2" office:value-type="float" office:value="0">
            <text:p text:style-name="P1">September 30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8">
            <text:p text:style-name="P3"/>
          </table:table-cell>
          <table:table-cell table:style-name="Table1.A2" office:value-type="float" office:value="0">
            <text:p text:style-name="P1">Prototype</text:p>
          </table:table-cell>
          <table:table-cell table:style-name="Table1.A2" office:value-type="float" office:value="0">
            <text:p text:style-name="P1">October 12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8">
            <text:p text:style-name="P3"/>
          </table:table-cell>
          <table:table-cell table:style-name="Table1.B2" office:value-type="float" office:value="0">
            <text:p text:style-name="P1">Prototype evaluation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8">
            <text:p text:style-name="P3"/>
          </table:table-cell>
          <table:table-cell table:style-name="Table1.B2" office:value-type="float" office:value="0">
            <text:p text:style-name="P1">Final report—draft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8">
            <text:p text:style-name="P3"/>
          </table:table-cell>
          <table:table-cell table:style-name="Table1.B2" office:value-type="float" office:value="0">
            <text:p text:style-name="P1">Final report—complete</text:p>
          </table:table-cell>
          <table:table-cell table:style-name="Table1.B2" office:value-type="float" office:value="0">
            <text:p text:style-name="P1">November 4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P12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10T09:06:33</meta:creation-date>
    <dc:date>2010-09-14T12:42:31</dc:date>
    <dc:creator>Randy Souza</dc:creator>
    <meta:editing-duration>PT02H03M57S</meta:editing-duration>
    <meta:editing-cycles>24</meta:editing-cycles>
    <meta:generator>OpenOffice.org/3.2$Unix OpenOffice.org_project/320m12$Build-9483</meta:generator>
    <meta:document-statistic meta:table-count="1" meta:image-count="0" meta:object-count="0" meta:page-count="1" meta:paragraph-count="40" meta:word-count="61" meta:character-count="387"/>
  </office:meta>
</office:document-meta>
</file>